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367cm" svg:height="0.869cm" svg:x="1.245cm" svg:y="1.326cm">
          <text:p text:style-name="P1"><text:span text:style-name="T1">Patient Reported</text:span></text:p>
        </draw:rect>
        <draw:rect draw:style-name="gr3" draw:text-style-name="P3" xml:id="id12" draw:id="id12" draw:layer="layout" svg:width="6.35cm" svg:height="18.311cm" svg:x="1.262cm" svg:y="2.12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patient_data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patient_reported_authority</text:span></text:p>
          <text:p text:style-name="P3"><text:span text:style-name="T2">patient_reported_type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mother_maiden</text:span></text:p>
          <text:p text:style-name="P3"><text:span text:style-name="T2">patient_birth_date</text:span></text:p>
          <text:p text:style-name="P3"><text:span text:style-name="T2">patient_sex</text:span></text:p>
          <text:p text:style-name="P3"><text:span text:style-name="T2">patient_race</text:span></text:p>
          <text:p text:style-name="P3"><text:span text:style-name="T2">patient_address_line1</text:span></text:p>
          <text:p text:style-name="P3"><text:span text:style-name="T2">patient_address_line2</text:span></text:p>
          <text:p text:style-name="P3"><text:span text:style-name="T2">patient_address_city</text:span></text:p>
          <text:p text:style-name="P3"><text:span text:style-name="T2">patient_address_state</text:span></text:p>
          <text:p text:style-name="P3"><text:span text:style-name="T2">patient_address_zip</text:span></text:p>
          <text:p text:style-name="P3"><text:span text:style-name="T2">patient_address_country</text:span></text:p>
          <text:p text:style-name="P3"><text:span text:style-name="T2">patient_address_county_parish</text:span></text:p>
          <text:p text:style-name="P3"><text:span text:style-name="T2">patient_phone</text:span></text:p>
          <text:p text:style-name="P3"><text:span text:style-name="T2">patient_email</text:span></text:p>
          <text:p text:style-name="P3"><text:span text:style-name="T2">patient_ethnicity</text:span></text:p>
          <text:p text:style-name="P3"><text:span text:style-name="T2">patient_birth_flag</text:span></text:p>
          <text:p text:style-name="P3"><text:span text:style-name="T2">patient_birth_order</text:span></text:p>
          <text:p text:style-name="P3"><text:span text:style-name="T2">patient_death_flag</text:span></text:p>
          <text:p text:style-name="P3"><text:span text:style-name="T2">patient_death_date</text:span></text:p>
          <text:p text:style-name="P3"><text:span text:style-name="T2">publicity_indicator</text:span></text:p>
          <text:p text:style-name="P3"><text:span text:style-name="T2">publicity_indicator_date</text:span></text:p>
          <text:p text:style-name="P3"><text:span text:style-name="T2">protection_indicator</text:span></text:p>
          <text:p text:style-name="P3"><text:span text:style-name="T2">protection_indicator_date</text:span></text:p>
          <text:p text:style-name="P3"><text:span text:style-name="T2">registry_status_indicator</text:span></text:p>
          <text:p text:style-name="P3"><text:span text:style-name="T2">registry_status_indicator_date</text:span></text:p>
          <text:p text:style-name="P3"><text:span text:style-name="T2">guardian_last</text:span></text:p>
          <text:p text:style-name="P3"><text:span text:style-name="T2">guardian_first</text:span></text:p>
          <text:p text:style-name="P3"><text:span text:style-name="T2">guardian_middle</text:span></text:p>
          <text:p text:style-name="P3"><text:span text:style-name="T2">guardian_relationship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4" draw:text-style-name="P1" xml:id="id1" draw:id="id1" draw:layer="layout" svg:width="0.254cm" svg:height="0.254cm" svg:x="3.435cm" svg:y="3.695cm">
          <text:p/>
        </draw:circle>
        <draw:connector draw:style-name="gr5" draw:text-style-name="P1" draw:layer="layout" draw:type="curve" svg:x1="3.689cm" svg:y1="3.822cm" svg:x2="8.666cm" svg:y2="4.101cm" draw:start-shape="id1" draw:start-glue-point="1" draw:end-shape="id2" draw:end-glue-point="3" svg:d="m3689 3822c3733 0 1245 279 4977 279">
          <text:p/>
        </draw:connector>
        <draw:rect draw:style-name="gr2" draw:text-style-name="P2" draw:layer="layout" svg:width="3.472cm" svg:height="0.869cm" svg:x="14.709cm" svg:y="1.3cm">
          <text:p text:style-name="P1"><text:span text:style-name="T1">Org Access</text:span></text:p>
        </draw:rect>
        <draw:rect draw:style-name="gr3" draw:text-style-name="P3" draw:layer="layout" svg:width="3.472cm" svg:height="2.159cm" svg:x="14.709cm" svg:y="2.062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8.666cm" svg:y="1.274cm">
          <text:p text:style-name="P1"><text:span text:style-name="T1">Org Master</text:span></text:p>
        </draw:rect>
        <draw:rect draw:style-name="gr3" draw:text-style-name="P3" xml:id="id4" draw:id="id4" draw:layer="layout" svg:width="4.78cm" svg:height="1.11cm" svg:x="8.666cm" svg:y="2.049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8.666cm" svg:y="3.667cm">
          <text:p text:style-name="P1"><text:span text:style-name="T1">Patient Master</text:span></text:p>
        </draw:rect>
        <draw:rect draw:style-name="gr3" draw:text-style-name="P3" xml:id="id8" draw:id="id8" draw:layer="layout" svg:width="4.78cm" svg:height="4.666cm" svg:x="8.666cm" svg:y="4.462cm">
          <text:p text:style-name="P3"><text:span text:style-name="T2">patient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4.476cm" svg:y="2.75cm">
          <text:p/>
        </draw:circle>
        <draw:connector draw:style-name="gr5" draw:text-style-name="P1" draw:layer="layout" draw:type="curve" svg:x1="4.73cm" svg:y1="2.877cm" svg:x2="8.666cm" svg:y2="2.604cm" draw:start-shape="id3" draw:start-glue-point="1" draw:end-shape="id4" draw:end-glue-point="3" svg:d="m4730 2877c2952 0 984-273 3936-273">
          <text:p/>
        </draw:connector>
        <draw:circle draw:style-name="gr4" draw:text-style-name="P1" xml:id="id5" draw:id="id5" draw:layer="layout" svg:width="0.254cm" svg:height="0.254cm" svg:x="14.598cm" svg:y="2.824cm">
          <text:p/>
        </draw:circle>
        <draw:connector draw:style-name="gr5" draw:text-style-name="P1" draw:layer="layout" draw:type="curve" svg:x1="14.598cm" svg:y1="2.951cm" svg:x2="13.446cm" svg:y2="1.708cm" draw:start-shape="id5" draw:start-glue-point="3" draw:end-shape="id6" svg:d="m14598 2951c-864 0-288-1243-1152-1243">
          <text:p/>
        </draw:connector>
        <draw:rect draw:style-name="gr2" draw:text-style-name="P2" xml:id="id14" draw:id="id14" draw:layer="layout" svg:width="6.864cm" svg:height="0.869cm" svg:x="8.641cm" svg:y="9.431cm">
          <text:p text:style-name="P1"><text:span text:style-name="T1">Vaccination Reported</text:span></text:p>
        </draw:rect>
        <draw:rect draw:style-name="gr3" draw:text-style-name="P3" draw:layer="layout" svg:width="6.864cm" svg:height="10.206cm" svg:x="8.641cm" svg:y="10.225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vaccination_data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e_ndc_code</text:span></text:p>
          <text:p text:style-name="P3"><text:span text:style-name="T2">vaccine_mvx_code</text:span></text:p>
          <text:p text:style-name="P3"><text:span text:style-name="T2">administered_amount</text:span></text:p>
          <text:p text:style-name="P3"><text:span text:style-name="T2">information_source</text:span></text:p>
          <text:p text:style-name="P3"><text:span text:style-name="T2">lot_number</text:span></text:p>
          <text:p text:style-name="P3"><text:span text:style-name="T2">expiration_date</text:span></text:p>
          <text:p text:style-name="P3"><text:span text:style-name="T2">completion_status</text:span></text:p>
          <text:p text:style-name="P3"><text:span text:style-name="T2">action_code</text:span></text:p>
          <text:p text:style-name="P3"><text:span text:style-name="T2">refusal_reason_code</text:span></text:p>
          <text:p text:style-name="P3"><text:span text:style-name="T2">body_site</text:span></text:p>
          <text:p text:style-name="P3"><text:span text:style-name="T2">body_route</text:span></text:p>
          <text:p text:style-name="P3"><text:span text:style-name="T2">funding_source</text:span></text:p>
          <text:p text:style-name="P3"><text:span text:style-name="T2">funding_eligibility</text:span></text:p>
        </draw:rect>
        <draw:ellipse draw:style-name="gr4" draw:text-style-name="P1" xml:id="id9" draw:id="id9" draw:layer="layout" svg:width="0.28cm" svg:height="0.254cm" svg:x="12.064cm" svg:y="11.949cm">
          <text:p/>
        </draw:ellipse>
        <draw:ellipse draw:style-name="gr4" draw:text-style-name="P1" xml:id="id11" draw:id="id11" draw:layer="layout" svg:width="0.279cm" svg:height="0.254cm" svg:x="8.52cm" svg:y="10.9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3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3.446cm" svg:y2="6.795cm" draw:start-shape="id7" draw:start-glue-point="3" draw:end-shape="id8" svg:d="m21213 7954c-5824 0-1941-1159-7767-1159">
          <text:p/>
        </draw:connector>
        <draw:connector draw:style-name="gr5" draw:text-style-name="P1" draw:layer="layout" draw:type="curve" svg:x1="12.344cm" svg:y1="12.076cm" svg:x2="24.078cm" svg:y2="12.392cm" draw:start-shape="id9" draw:start-glue-point="1" draw:end-shape="id10" draw:end-glue-point="2" svg:d="m12344 12076c6774 0 5645 409 6885 676s4849 391 4849-360">
          <text:p/>
        </draw:connector>
        <draw:connector draw:style-name="gr5" draw:text-style-name="P1" draw:layer="layout" draw:type="curve" svg:x1="8.52cm" svg:y1="11.027cm" svg:x2="7.612cm" svg:y2="11.275cm" draw:start-shape="id11" draw:start-glue-point="3" draw:end-shape="id12" draw:end-glue-point="1" svg:d="m8520 11027c-681 0-227 248-908 248">
          <text:p/>
        </draw:connector>
        <draw:connector draw:style-name="gr5" draw:text-style-name="P1" draw:layer="layout" draw:type="curve" svg:x1="21.213cm" svg:y1="9.354cm" svg:x2="15.505cm" svg:y2="9.865cm" draw:start-shape="id13" draw:start-glue-point="3" draw:end-shape="id14" draw:end-glue-point="1" svg:d="m21213 9354c-4281 0-1427 511-5708 511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0.1$Win32 OpenOffice.org_project/401m5$Build-9714</meta:generator>
    <dc:date>2018-05-30T11:18:46.70</dc:date>
    <dc:creator>Nathan Bunker</dc:creator>
    <meta:editing-duration>P40DT21M45S</meta:editing-duration>
    <meta:editing-cycles>176</meta:editing-cycles>
    <meta:printed-by>Nathan Bunker</meta:printed-by>
    <meta:print-date>2017-03-07T11:08:55.17</meta:print-date>
    <meta:document-statistic meta:object-count="27"/>
  </office:meta>
</office:document-meta>
</file>